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ance, N</text:p>
          </table:table-cell>
          <table:table-cell office:value-type="string" calcext:value-type="string">
            <text:p>Tabu</text:p>
          </table:table-cell>
          <table:table-cell office:value-type="string" calcext:value-type="string">
            <text:p>Gen1</text:p>
          </table:table-cell>
          <table:table-cell office:value-type="string" calcext:value-type="string">
            <text:p>Gen2</text:p>
          </table:table-cell>
          <table:table-cell office:value-type="string" calcext:value-type="string">
            <text:p>Gen3</text:p>
          </table:table-cell>
          <table:table-cell office:value-type="string" calcext:value-type="string">
            <text:p>GenMin</text:p>
          </table:table-cell>
          <table:table-cell/>
        </table:table-row>
        <table:table-row table:style-name="ro1">
          <table:table-cell office:value-type="string" calcext:value-type="string">
            <text:p>Sim, 52</text:p>
          </table:table-cell>
          <table:table-cell office:value-type="float" office:value="7542" calcext:value-type="float">
            <text:p>7542</text:p>
          </table:table-cell>
          <table:table-cell office:value-type="float" office:value="7772" calcext:value-type="float">
            <text:p>7772</text:p>
          </table:table-cell>
          <table:table-cell table:number-columns-repeated="2" office:value-type="float" office:value="8022" calcext:value-type="float">
            <text:p>8022</text:p>
          </table:table-cell>
          <table:table-cell table:formula="of:=MIN([.C2:.E2])" office:value-type="float" office:value="7772" calcext:value-type="float">
            <text:p>7772</text:p>
          </table:table-cell>
          <table:table-cell table:formula="of:=[.F2]/[.B2]" office:value-type="float" office:value="1.03049588968443" calcext:value-type="float">
            <text:p>1.03049588968443</text:p>
          </table:table-cell>
        </table:table-row>
        <table:table-row table:style-name="ro1">
          <table:table-cell office:value-type="string" calcext:value-type="string">
            <text:p>Sim, 70</text:p>
          </table:table-cell>
          <table:table-cell office:value-type="float" office:value="676" calcext:value-type="float">
            <text:p>676</text:p>
          </table:table-cell>
          <table:table-cell office:value-type="float" office:value="742" calcext:value-type="float">
            <text:p>742</text:p>
          </table:table-cell>
          <table:table-cell office:value-type="float" office:value="696" calcext:value-type="float">
            <text:p>696</text:p>
          </table:table-cell>
          <table:table-cell office:value-type="float" office:value="705" calcext:value-type="float">
            <text:p>705</text:p>
          </table:table-cell>
          <table:table-cell table:formula="of:=MIN([.C3:.E3])" office:value-type="float" office:value="696" calcext:value-type="float">
            <text:p>696</text:p>
          </table:table-cell>
          <table:table-cell table:formula="of:=[.F3]/[.B3]" office:value-type="float" office:value="1.02958579881657" calcext:value-type="float">
            <text:p>1.02958579881657</text:p>
          </table:table-cell>
        </table:table-row>
        <table:table-row table:style-name="ro1">
          <table:table-cell office:value-type="string" calcext:value-type="string">
            <text:p>Sim, 76</text:p>
          </table:table-cell>
          <table:table-cell office:value-type="float" office:value="550" calcext:value-type="float">
            <text:p>550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564" calcext:value-type="float">
            <text:p>564</text:p>
          </table:table-cell>
          <table:table-cell table:formula="of:=MIN([.C4:.E4])" office:value-type="float" office:value="564" calcext:value-type="float">
            <text:p>564</text:p>
          </table:table-cell>
          <table:table-cell table:formula="of:=[.F4]/[.B4]" office:value-type="float" office:value="1.02545454545455" calcext:value-type="float">
            <text:p>1.02545454545455</text:p>
          </table:table-cell>
        </table:table-row>
        <table:table-row table:style-name="ro1">
          <table:table-cell office:value-type="string" calcext:value-type="string">
            <text:p>Sim, 127</text:p>
          </table:table-cell>
          <table:table-cell office:value-type="float" office:value="118921" calcext:value-type="float">
            <text:p>118921</text:p>
          </table:table-cell>
          <table:table-cell office:value-type="float" office:value="130808" calcext:value-type="float">
            <text:p>130808</text:p>
          </table:table-cell>
          <table:table-cell office:value-type="float" office:value="127155" calcext:value-type="float">
            <text:p>127155</text:p>
          </table:table-cell>
          <table:table-cell office:value-type="float" office:value="125369" calcext:value-type="float">
            <text:p>125369</text:p>
          </table:table-cell>
          <table:table-cell table:formula="of:=MIN([.C5:.E5])" office:value-type="float" office:value="125369" calcext:value-type="float">
            <text:p>125369</text:p>
          </table:table-cell>
          <table:table-cell table:formula="of:=[.F5]/[.B5]" office:value-type="float" office:value="1.05422086931661" calcext:value-type="float">
            <text:p>1.05422086931661</text:p>
          </table:table-cell>
        </table:table-row>
        <table:table-row table:style-name="ro1">
          <table:table-cell office:value-type="string" calcext:value-type="string">
            <text:p>Sim, 150</text:p>
          </table:table-cell>
          <table:table-cell office:value-type="float" office:value="26899" calcext:value-type="float">
            <text:p>26899</text:p>
          </table:table-cell>
          <table:table-cell office:value-type="float" office:value="29423" calcext:value-type="float">
            <text:p>29423</text:p>
          </table:table-cell>
          <table:table-cell office:value-type="float" office:value="28935" calcext:value-type="float">
            <text:p>28935</text:p>
          </table:table-cell>
          <table:table-cell office:value-type="float" office:value="29733" calcext:value-type="float">
            <text:p>29733</text:p>
          </table:table-cell>
          <table:table-cell table:formula="of:=MIN([.C6:.E6])" office:value-type="float" office:value="28935" calcext:value-type="float">
            <text:p>28935</text:p>
          </table:table-cell>
          <table:table-cell table:formula="of:=[.F6]/[.B6]" office:value-type="float" office:value="1.07569054611696" calcext:value-type="float">
            <text:p>1.07569054611696</text:p>
          </table:table-cell>
        </table:table-row>
        <table:table-row table:style-name="ro1">
          <table:table-cell office:value-type="string" calcext:value-type="string">
            <text:p>Sim, 318</text:p>
          </table:table-cell>
          <table:table-cell office:value-type="float" office:value="172089" calcext:value-type="float">
            <text:p>172089</text:p>
          </table:table-cell>
          <table:table-cell office:value-type="float" office:value="47588" calcext:value-type="float">
            <text:p>47588</text:p>
          </table:table-cell>
          <table:table-cell office:value-type="float" office:value="47532" calcext:value-type="float">
            <text:p>47532</text:p>
          </table:table-cell>
          <table:table-cell office:value-type="float" office:value="47657" calcext:value-type="float">
            <text:p>47657</text:p>
          </table:table-cell>
          <table:table-cell table:formula="of:=MIN([.C7:.E7])" office:value-type="float" office:value="47532" calcext:value-type="float">
            <text:p>47532</text:p>
          </table:table-cell>
          <table:table-cell table:formula="of:=[.F7]/[.B7]" office:value-type="float" office:value="0.276205916705891" calcext:value-type="float">
            <text:p>0.276205916705891</text:p>
          </table:table-cell>
        </table:table-row>
        <table:table-row table:style-name="ro1">
          <table:table-cell office:value-type="string" calcext:value-type="string">
            <text:p>Sim, 318</text:p>
          </table:table-cell>
          <table:table-cell office:value-type="float" office:value="202317" calcext:value-type="float">
            <text:p>202317</text:p>
          </table:table-cell>
          <table:table-cell office:value-type="float" office:value="49281" calcext:value-type="float">
            <text:p>49281</text:p>
          </table:table-cell>
          <table:table-cell office:value-type="float" office:value="47565" calcext:value-type="float">
            <text:p>47565</text:p>
          </table:table-cell>
          <table:table-cell office:value-type="float" office:value="49069" calcext:value-type="float">
            <text:p>49069</text:p>
          </table:table-cell>
          <table:table-cell table:formula="of:=MIN([.C8:.E8])" office:value-type="float" office:value="47565" calcext:value-type="float">
            <text:p>47565</text:p>
          </table:table-cell>
          <table:table-cell table:formula="of:=[.F8]/[.B8]" office:value-type="float" office:value="0.235101350850398" calcext:value-type="float">
            <text:p>0.235101350850398</text:p>
          </table:table-cell>
        </table:table-row>
        <table:table-row table:style-name="ro1">
          <table:table-cell office:value-type="string" calcext:value-type="string">
            <text:p>Sim, 439</text:p>
          </table:table-cell>
          <table:table-cell office:value-type="float" office:value="1144057" calcext:value-type="float">
            <text:p>1144057</text:p>
          </table:table-cell>
          <table:table-cell office:value-type="float" office:value="124299" calcext:value-type="float">
            <text:p>124299</text:p>
          </table:table-cell>
          <table:table-cell office:value-type="float" office:value="126763" calcext:value-type="float">
            <text:p>126763</text:p>
          </table:table-cell>
          <table:table-cell office:value-type="float" office:value="125330" calcext:value-type="float">
            <text:p>125330</text:p>
          </table:table-cell>
          <table:table-cell table:formula="of:=MIN([.C9:.E9])" office:value-type="float" office:value="124299" calcext:value-type="float">
            <text:p>124299</text:p>
          </table:table-cell>
          <table:table-cell table:formula="of:=[.F9]/[.B9]" office:value-type="float" office:value="0.108647558644368" calcext:value-type="float">
            <text:p>0.108647558644368</text:p>
          </table:table-cell>
        </table:table-row>
        <table:table-row table:style-name="ro1">
          <table:table-cell office:value-type="string" calcext:value-type="string">
            <text:p>Asim, 56</text:p>
          </table:table-cell>
          <table:table-cell office:value-type="float" office:value="1660" calcext:value-type="float">
            <text:p>1660</text:p>
          </table:table-cell>
          <table:table-cell table:number-columns-repeated="3" office:value-type="float" office:value="2058" calcext:value-type="float">
            <text:p>2058</text:p>
          </table:table-cell>
          <table:table-cell table:formula="of:=MIN([.C10:.E10])" office:value-type="float" office:value="2058" calcext:value-type="float">
            <text:p>2058</text:p>
          </table:table-cell>
          <table:table-cell table:formula="of:=[.F10]/[.B10]" office:value-type="float" office:value="1.23975903614458" calcext:value-type="float">
            <text:p>1.23975903614458</text:p>
          </table:table-cell>
        </table:table-row>
        <table:table-row table:style-name="ro1">
          <table:table-cell office:value-type="string" calcext:value-type="string">
            <text:p>Asim, 65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2438" calcext:value-type="float">
            <text:p>2438</text:p>
          </table:table-cell>
          <table:table-cell table:formula="of:=MIN([.C11:.E11])" office:value-type="float" office:value="2438" calcext:value-type="float">
            <text:p>2438</text:p>
          </table:table-cell>
          <table:table-cell table:formula="of:=[.F11]/[.B11]" office:value-type="float" office:value="1.1998031496063" calcext:value-type="float">
            <text:p>1.1998031496063</text:p>
          </table:table-cell>
        </table:table-row>
        <table:table-row table:style-name="ro1">
          <table:table-cell office:value-type="string" calcext:value-type="string">
            <text:p>Asim, 71</text:p>
          </table:table-cell>
          <table:table-cell office:value-type="float" office:value="2162" calcext:value-type="float">
            <text:p>2162</text:p>
          </table:table-cell>
          <table:table-cell office:value-type="float" office:value="3152" calcext:value-type="float">
            <text:p>3152</text:p>
          </table:table-cell>
          <table:table-cell office:value-type="float" office:value="2555" calcext:value-type="float">
            <text:p>2555</text:p>
          </table:table-cell>
          <table:table-cell office:value-type="float" office:value="2531" calcext:value-type="float">
            <text:p>2531</text:p>
          </table:table-cell>
          <table:table-cell table:formula="of:=MIN([.C12:.E12])" office:value-type="float" office:value="2531" calcext:value-type="float">
            <text:p>2531</text:p>
          </table:table-cell>
          <table:table-cell table:formula="of:=[.F12]/[.B12]" office:value-type="float" office:value="1.17067530064755" calcext:value-type="float">
            <text:p>1.17067530064755</text:p>
          </table:table-cell>
        </table:table-row>
        <table:table-row table:style-name="ro1">
          <table:table-cell office:value-type="string" calcext:value-type="string">
            <text:p>Asim, 100</text:p>
          </table:table-cell>
          <table:table-cell office:value-type="float" office:value="37931" calcext:value-type="float">
            <text:p>37931</text:p>
          </table:table-cell>
          <table:table-cell office:value-type="float" office:value="42574" calcext:value-type="float">
            <text:p>42574</text:p>
          </table:table-cell>
          <table:table-cell office:value-type="float" office:value="42758" calcext:value-type="float">
            <text:p>42758</text:p>
          </table:table-cell>
          <table:table-cell office:value-type="float" office:value="43437" calcext:value-type="float">
            <text:p>43437</text:p>
          </table:table-cell>
          <table:table-cell table:formula="of:=MIN([.C13:.E13])" office:value-type="float" office:value="42574" calcext:value-type="float">
            <text:p>42574</text:p>
          </table:table-cell>
          <table:table-cell table:formula="of:=[.F13]/[.B13]" office:value-type="float" office:value="1.12240647491498" calcext:value-type="float">
            <text:p>1.12240647491498</text:p>
          </table:table-cell>
        </table:table-row>
        <table:table-row table:style-name="ro1">
          <table:table-cell office:value-type="string" calcext:value-type="string">
            <text:p>Asim, 171</text:p>
          </table:table-cell>
          <table:table-cell office:value-type="float" office:value="3617" calcext:value-type="float">
            <text:p>3617</text:p>
          </table:table-cell>
          <table:table-cell office:value-type="float" office:value="5779" calcext:value-type="float">
            <text:p>5779</text:p>
          </table:table-cell>
          <table:table-cell office:value-type="float" office:value="6053" calcext:value-type="float">
            <text:p>6053</text:p>
          </table:table-cell>
          <table:table-cell office:value-type="float" office:value="5123" calcext:value-type="float">
            <text:p>5123</text:p>
          </table:table-cell>
          <table:table-cell table:formula="of:=MIN([.C14:.E14])" office:value-type="float" office:value="5123" calcext:value-type="float">
            <text:p>5123</text:p>
          </table:table-cell>
          <table:table-cell table:formula="of:=[.F14]/[.B14]" office:value-type="float" office:value="1.41636715510091" calcext:value-type="float">
            <text:p>1.41636715510091</text:p>
          </table:table-cell>
        </table:table-row>
        <table:table-row table:style-name="ro1">
          <table:table-cell office:value-type="string" calcext:value-type="string">
            <text:p>Asim, 323</text:p>
          </table:table-cell>
          <table:table-cell office:value-type="float" office:value="2243" calcext:value-type="float">
            <text:p>2243</text:p>
          </table:table-cell>
          <table:table-cell office:value-type="float" office:value="2768" calcext:value-type="float">
            <text:p>2768</text:p>
          </table:table-cell>
          <table:table-cell office:value-type="float" office:value="3384" calcext:value-type="float">
            <text:p>3384</text:p>
          </table:table-cell>
          <table:table-cell office:value-type="float" office:value="2742" calcext:value-type="float">
            <text:p>2742</text:p>
          </table:table-cell>
          <table:table-cell table:formula="of:=MIN([.C15:.E15])" office:value-type="float" office:value="2742" calcext:value-type="float">
            <text:p>2742</text:p>
          </table:table-cell>
          <table:table-cell table:formula="of:=[.F15]/[.B15]" office:value-type="float" office:value="1.22246990637539" calcext:value-type="float">
            <text:p>1.22246990637539</text:p>
          </table:table-cell>
        </table:table-row>
        <table:table-row table:style-name="ro1">
          <table:table-cell office:value-type="string" calcext:value-type="string">
            <text:p>Asim, 358</text:p>
          </table:table-cell>
          <table:table-cell office:value-type="float" office:value="2823" calcext:value-type="float">
            <text:p>2823</text:p>
          </table:table-cell>
          <table:table-cell office:value-type="float" office:value="3777" calcext:value-type="float">
            <text:p>3777</text:p>
          </table:table-cell>
          <table:table-cell office:value-type="float" office:value="3407" calcext:value-type="float">
            <text:p>3407</text:p>
          </table:table-cell>
          <table:table-cell office:value-type="float" office:value="4033" calcext:value-type="float">
            <text:p>4033</text:p>
          </table:table-cell>
          <table:table-cell table:formula="of:=MIN([.C16:.E16])" office:value-type="float" office:value="3407" calcext:value-type="float">
            <text:p>3407</text:p>
          </table:table-cell>
          <table:table-cell table:formula="of:=[.F16]/[.B16]" office:value-type="float" office:value="1.20687212185618" calcext:value-type="float">
            <text:p>1.20687212185618</text:p>
          </table:table-cell>
        </table:table-row>
        <table:table-row table:style-name="ro1">
          <table:table-cell office:value-type="string" calcext:value-type="string">
            <text:p>Asim, 443</text:p>
          </table:table-cell>
          <table:table-cell office:value-type="float" office:value="5461" calcext:value-type="float">
            <text:p>5461</text:p>
          </table:table-cell>
          <table:table-cell office:value-type="float" office:value="5730" calcext:value-type="float">
            <text:p>5730</text:p>
          </table:table-cell>
          <table:table-cell office:value-type="float" office:value="5878" calcext:value-type="float">
            <text:p>5878</text:p>
          </table:table-cell>
          <table:table-cell office:value-type="float" office:value="5840" calcext:value-type="float">
            <text:p>5840</text:p>
          </table:table-cell>
          <table:table-cell table:formula="of:=MIN([.C17:.E17])" office:value-type="float" office:value="5730" calcext:value-type="float">
            <text:p>5730</text:p>
          </table:table-cell>
          <table:table-cell table:formula="of:=[.F17]/[.B17]" office:value-type="float" office:value="1.04925837758652" calcext:value-type="float">
            <text:p>1.04925837758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5:43:54.52170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1:45:51.363235289</meta:creation-date>
    <dc:date>2022-06-02T15:58:24.239991611</dc:date>
    <meta:editing-duration>PT5H32M16S</meta:editing-duration>
    <meta:editing-cycles>35</meta:editing-cycles>
    <meta:generator>LibreOffice/6.4.7.2$Linux_X86_64 LibreOffice_project/40$Build-2</meta:generator>
    <meta:document-statistic meta:table-count="1" meta:cell-count="118" meta:object-count="0"/>
  </office:meta>
</office:document-meta>
</file>